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58mm"/>
    </style:style>
    <style:style style:name="co2" style:family="table-column">
      <style:table-column-properties fo:break-before="auto" style:column-width="20.51mm"/>
    </style:style>
    <style:style style:name="co3" style:family="table-column">
      <style:table-column-properties fo:break-before="auto" style:column-width="22.17mm"/>
    </style:style>
    <style:style style:name="co4" style:family="table-column">
      <style:table-column-properties fo:break-before="auto" style:column-width="8.89mm"/>
    </style:style>
    <style:style style:name="co5" style:family="table-column">
      <style:table-column-properties fo:break-before="auto" style:column-width="31.84mm"/>
    </style:style>
    <style:style style:name="co6" style:family="table-column">
      <style:table-column-properties fo:break-before="auto" style:column-width="6.97mm"/>
    </style:style>
    <style:style style:name="co7" style:family="table-column">
      <style:table-column-properties fo:break-before="auto" style:column-width="29.35mm"/>
    </style:style>
    <style:style style:name="co8" style:family="table-column">
      <style:table-column-properties fo:break-before="auto" style:column-width="5.03mm"/>
    </style:style>
    <style:style style:name="co9" style:family="table-column">
      <style:table-column-properties fo:break-before="auto" style:column-width="17.2mm"/>
    </style:style>
    <style:style style:name="co10" style:family="table-column">
      <style:table-column-properties fo:break-before="auto" style:column-width="13.86mm"/>
    </style:style>
    <style:style style:name="co11" style:family="table-column">
      <style:table-column-properties fo:break-before="auto" style:column-width="23mm"/>
    </style:style>
    <style:style style:name="co12" style:family="table-column">
      <style:table-column-properties fo:break-before="auto" style:column-width="18.03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sults_dynamiqu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execution time</text:p>
          </table:table-cell>
          <table:table-cell office:value-type="float" office:value="2182237" calcext:value-type="float">
            <text:p>2182237</text:p>
          </table:table-cell>
          <table:table-cell office:value-type="string" calcext:value-type="string">
            <text:p>total volum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1:.B10])" office:value-type="float" office:value="2216539" calcext:value-type="float">
            <text:p>2216539</text:p>
          </table:table-cell>
          <table:table-cell/>
          <table:table-cell table:formula="of:=AVERAGE([.D1:.D10])" office:value-type="float" office:value="195.2" calcext:value-type="float">
            <text:p>195,2</text:p>
          </table:table-cell>
          <table:table-cell table:formula="of:=[.H1]*[.J1]-[.N1]" office:value-type="float" office:value="4.80000000000001" calcext:value-type="float">
            <text:p>4,8</text:p>
          </table:table-cell>
          <table:table-cell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165732" calcext:value-type="float">
            <text:p>2165732</text:p>
          </table:table-cell>
          <table:table-cell office:value-type="string" calcext:value-type="string">
            <text:p>total volum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075031" calcext:value-type="float">
            <text:p>2075031</text:p>
          </table:table-cell>
          <table:table-cell office:value-type="string" calcext:value-type="string">
            <text:p>total volum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237365" calcext:value-type="float">
            <text:p>2237365</text:p>
          </table:table-cell>
          <table:table-cell office:value-type="string" calcext:value-type="string">
            <text:p>total volum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251115" calcext:value-type="float">
            <text:p>2251115</text:p>
          </table:table-cell>
          <table:table-cell office:value-type="string" calcext:value-type="string">
            <text:p>total volum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197867" calcext:value-type="float">
            <text:p>2197867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204836" calcext:value-type="float">
            <text:p>2204836</text:p>
          </table:table-cell>
          <table:table-cell office:value-type="string" calcext:value-type="string">
            <text:p>total volume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197167" calcext:value-type="float">
            <text:p>2197167</text:p>
          </table:table-cell>
          <table:table-cell office:value-type="string" calcext:value-type="string">
            <text:p>total volume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391122" calcext:value-type="float">
            <text:p>2391122</text:p>
          </table:table-cell>
          <table:table-cell office:value-type="string" calcext:value-type="string">
            <text:p>total volume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262918" calcext:value-type="float">
            <text:p>2262918</text:p>
          </table:table-cell>
          <table:table-cell office:value-type="string" calcext:value-type="string">
            <text:p>total volume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01034393" calcext:value-type="float">
            <text:p>101034393</text:p>
          </table:table-cell>
          <table:table-cell office:value-type="string" calcext:value-type="string">
            <text:p>total volume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11:.B20])" office:value-type="float" office:value="102274247.8" calcext:value-type="float">
            <text:p>102274247,8</text:p>
          </table:table-cell>
          <table:table-cell/>
          <table:table-cell table:formula="of:=AVERAGE([.D11:.D20])" office:value-type="float" office:value="288.8" calcext:value-type="float">
            <text:p>288,8</text:p>
          </table:table-cell>
          <table:table-cell table:formula="of:=[.H11]*[.J11]-[.N11]" office:value-type="float" office:value="11.2" calcext:value-type="float">
            <text:p>11,2</text:p>
          </table:table-cell>
          <table:table-cell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07851963" calcext:value-type="float">
            <text:p>107851963</text:p>
          </table:table-cell>
          <table:table-cell office:value-type="string" calcext:value-type="string">
            <text:p>total volume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06814661" calcext:value-type="float">
            <text:p>106814661</text:p>
          </table:table-cell>
          <table:table-cell office:value-type="string" calcext:value-type="string">
            <text:p>total volume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97218109" calcext:value-type="float">
            <text:p>97218109</text:p>
          </table:table-cell>
          <table:table-cell office:value-type="string" calcext:value-type="string">
            <text:p>total volume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01138830" calcext:value-type="float">
            <text:p>101138830</text:p>
          </table:table-cell>
          <table:table-cell office:value-type="string" calcext:value-type="string">
            <text:p>total volume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08700976" calcext:value-type="float">
            <text:p>108700976</text:p>
          </table:table-cell>
          <table:table-cell office:value-type="string" calcext:value-type="string">
            <text:p>total volume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99146483" calcext:value-type="float">
            <text:p>99146483</text:p>
          </table:table-cell>
          <table:table-cell office:value-type="string" calcext:value-type="string">
            <text:p>total volume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98103072" calcext:value-type="float">
            <text:p>98103072</text:p>
          </table:table-cell>
          <table:table-cell office:value-type="string" calcext:value-type="string">
            <text:p>total volume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05768372" calcext:value-type="float">
            <text:p>105768372</text:p>
          </table:table-cell>
          <table:table-cell office:value-type="string" calcext:value-type="string">
            <text:p>total volume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96965619" calcext:value-type="float">
            <text:p>96965619</text:p>
          </table:table-cell>
          <table:table-cell office:value-type="string" calcext:value-type="string">
            <text:p>total volume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Nombre d'el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mbre de b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7503155" calcext:value-type="float">
            <text:p>7503155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21:.B30])" office:value-type="float" office:value="7348805.2" calcext:value-type="float">
            <text:p>7348805,2</text:p>
          </table:table-cell>
          <table:table-cell/>
          <table:table-cell table:formula="of:=AVERAGE([.D21:.D30])" office:value-type="float" office:value="200" calcext:value-type="float">
            <text:p>200</text:p>
          </table:table-cell>
          <table:table-cell table:formula="of:=[.H21]*[.J21]-[.N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7545371" calcext:value-type="float">
            <text:p>7545371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7670822" calcext:value-type="float">
            <text:p>7670822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7308510" calcext:value-type="float">
            <text:p>7308510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7304952" calcext:value-type="float">
            <text:p>7304952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7245769" calcext:value-type="float">
            <text:p>7245769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7285246" calcext:value-type="float">
            <text:p>7285246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7290326" calcext:value-type="float">
            <text:p>7290326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7176218" calcext:value-type="float">
            <text:p>7176218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7157683" calcext:value-type="float">
            <text:p>7157683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2987562" calcext:value-type="float">
            <text:p>22987562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31:.B40])" office:value-type="float" office:value="23563865.9" calcext:value-type="float">
            <text:p>23563865,9</text:p>
          </table:table-cell>
          <table:table-cell/>
          <table:table-cell table:formula="of:=AVERAGE([.D31:.D40])" office:value-type="float" office:value="200" calcext:value-type="float">
            <text:p>200</text:p>
          </table:table-cell>
          <table:table-cell table:formula="of:=[.H31]*[.J31]-[.N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3728104" calcext:value-type="float">
            <text:p>23728104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3725338" calcext:value-type="float">
            <text:p>23725338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3540806" calcext:value-type="float">
            <text:p>23540806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4362125" calcext:value-type="float">
            <text:p>24362125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2775370" calcext:value-type="float">
            <text:p>22775370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3212668" calcext:value-type="float">
            <text:p>23212668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3731619" calcext:value-type="float">
            <text:p>23731619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3610125" calcext:value-type="float">
            <text:p>23610125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3964942" calcext:value-type="float">
            <text:p>23964942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74864936" calcext:value-type="float">
            <text:p>74864936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B41:.B50])" office:value-type="float" office:value="74696879" calcext:value-type="float">
            <text:p>74696879</text:p>
          </table:table-cell>
          <table:table-cell/>
          <table:table-cell table:formula="of:=AVERAGE([.D41:.D50])" office:value-type="float" office:value="200" calcext:value-type="float">
            <text:p>200</text:p>
          </table:table-cell>
          <table:table-cell table:formula="of:=[.H41]*[.J41]-[.N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75572692" calcext:value-type="float">
            <text:p>75572692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74367647" calcext:value-type="float">
            <text:p>74367647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73945051" calcext:value-type="float">
            <text:p>73945051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74559890" calcext:value-type="float">
            <text:p>74559890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74920786" calcext:value-type="float">
            <text:p>74920786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75057916" calcext:value-type="float">
            <text:p>75057916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74689922" calcext:value-type="float">
            <text:p>74689922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73682652" calcext:value-type="float">
            <text:p>73682652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75307298" calcext:value-type="float">
            <text:p>75307298</text:p>
          </table:table-cell>
          <table:table-cell office:value-type="string" calcext:value-type="string">
            <text:p>total volu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mbre d'elemen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mbre de b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e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7P0"/>
    </number:currency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00-00-00</text:date>, <text:time style:data-style-name="N2" text:time-value="19:55:25.0018345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9T20:28:45.091002836</dc:date>
    <meta:editing-duration>PT34M34S</meta:editing-duration>
    <meta:editing-cycles>4</meta:editing-cycles>
    <meta:generator>LibreOffice/4.4.5.2$Linux_X86_64 LibreOffice_project/40$Build-2</meta:generator>
    <meta:document-statistic meta:table-count="1" meta:cell-count="515" meta:object-count="0"/>
    <meta:user-defined meta:name=""/>
  </office:meta>
</office:document-meta>
</file>